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17cm" style:rel-width="100%" fo:margin-left="-0.635cm" fo:margin-top="0cm" fo:margin-bottom="0cm" table:align="left" style:writing-mode="page"/>
    </style:style>
    <style:style style:name="Table1.A" style:family="table-column">
      <style:table-column-properties style:column-width="17cm" style:rel-column-width="65535*"/>
    </style:style>
    <style:style style:name="Table1.1" style:family="table-row">
      <style:table-row-properties style:min-row-height="0.6cm" fo:keep-together="always"/>
    </style:style>
    <style:style style:name="Table1.A1" style:family="table-cell">
      <style:table-cell-properties style:vertical-align="middle" fo:padding-left="0.191cm" fo:padding-right="0.191cm" fo:padding-top="0cm" fo:padding-bottom="0cm" fo:border="none"/>
    </style:style>
    <style:style style:name="Table1.A4" style:family="table-cell">
      <style:table-cell-properties style:vertical-align="middle" fo:padding-left="0.191cm" fo:padding-right="0.191cm" fo:padding-top="0cm" fo:padding-bottom="0cm" fo:border-left="none" fo:border-right="none" fo:border-top="none" fo:border-bottom="0.5pt solid #000000"/>
    </style:style>
    <style:style style:name="Table2" style:family="table">
      <style:table-properties style:width="16.291cm" fo:margin-left="0.288cm" fo:margin-top="0cm" fo:margin-bottom="0cm" table:align="left" style:writing-mode="page"/>
    </style:style>
    <style:style style:name="Table2.A" style:family="table-column">
      <style:table-column-properties style:column-width="5.911cm"/>
    </style:style>
    <style:style style:name="Table2.B" style:family="table-column">
      <style:table-column-properties style:column-width="7.876cm"/>
    </style:style>
    <style:style style:name="Table2.C" style:family="table-column">
      <style:table-column-properties style:column-width="2.505cm"/>
    </style:style>
    <style:style style:name="Table2.1" style:family="table-row">
      <style:table-row-properties style:min-row-height="0.575cm" fo:keep-together="auto"/>
    </style:style>
    <style:style style:name="Table2.A1" style:family="table-cell">
      <style:table-cell-properties fo:padding="0cm" fo:border="none"/>
    </style:style>
    <style:style style:name="Table2.2" style:family="table-row">
      <style:table-row-properties style:min-row-height="0.688cm" fo:keep-together="auto"/>
    </style:style>
    <style:style style:name="Table2.3" style:family="table-row">
      <style:table-row-properties style:min-row-height="2.002cm" fo:keep-together="auto"/>
    </style:style>
    <style:style style:name="Table2.4" style:family="table-row">
      <style:table-row-properties style:min-row-height="1.095cm" fo:keep-together="auto"/>
    </style:style>
    <style:style style:name="Table2.5" style:family="table-row">
      <style:table-row-properties style:min-row-height="1.443cm" fo:keep-together="auto"/>
    </style:style>
    <style:style style:name="Table2.6" style:family="table-row">
      <style:table-row-properties style:min-row-height="0.395cm" fo:keep-together="auto"/>
    </style:style>
    <style:style style:name="Table3" style:family="table">
      <style:table-properties style:width="16.295cm" fo:margin-left="0.288cm" fo:margin-top="0cm" fo:margin-bottom="0cm" table:align="left" style:writing-mode="page"/>
    </style:style>
    <style:style style:name="Table3.A" style:family="table-column">
      <style:table-column-properties style:column-width="5.445cm"/>
    </style:style>
    <style:style style:name="Table3.B" style:family="table-column">
      <style:table-column-properties style:column-width="8.343cm"/>
    </style:style>
    <style:style style:name="Table3.C" style:family="table-column">
      <style:table-column-properties style:column-width="2.506cm"/>
    </style:style>
    <style:style style:name="Table3.1" style:family="table-row">
      <style:table-row-properties style:min-row-height="0.575cm" fo:keep-together="auto"/>
    </style:style>
    <style:style style:name="Table3.A1" style:family="table-cell">
      <style:table-cell-properties fo:padding="0cm" fo:border="none"/>
    </style:style>
    <style:style style:name="Table3.2" style:family="table-row">
      <style:table-row-properties style:min-row-height="0.395cm" fo:keep-together="auto"/>
    </style:style>
    <style:style style:name="Table4" style:family="table">
      <style:table-properties style:width="17cm" style:rel-width="100%" fo:margin-left="-0.635cm" fo:margin-top="0cm" fo:margin-bottom="0cm" table:align="left" style:writing-mode="page"/>
    </style:style>
    <style:style style:name="Table4.A" style:family="table-column">
      <style:table-column-properties style:column-width="17cm" style:rel-column-width="65535*"/>
    </style:style>
    <style:style style:name="Table4.1" style:family="table-row">
      <style:table-row-properties style:min-row-height="0.6cm" fo:keep-together="always"/>
    </style:style>
    <style:style style:name="Table4.A1" style:family="table-cell">
      <style:table-cell-properties style:vertical-align="middle" fo:padding-left="0.191cm" fo:padding-right="0.191cm" fo:padding-top="0cm" fo:padding-bottom="0cm" fo:border="none"/>
    </style:style>
    <style:style style:name="Table4.A4" style:family="table-cell">
      <style:table-cell-properties style:vertical-align="middle" fo:padding-left="0.191cm" fo:padding-right="0.191cm" fo:padding-top="0cm" fo:padding-bottom="0cm" fo:border-left="none" fo:border-right="none"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style:font-size-asian="12pt" style:language-asian="ru" style:country-asian="RU" style:font-size-complex="12pt"/>
    </style:style>
    <style:style style:name="P3" style:family="paragraph" style:parent-style-name="Text_20_body">
      <style:paragraph-properties fo:margin-left="0.769cm" fo:margin-right="0.813cm" fo:margin-top="0.28cm" fo:margin-bottom="0cm" style:contextual-spacing="false" fo:text-align="center" style:justify-single-word="false"/>
    </style:style>
    <style:style style:name="P4" style:family="paragraph" style:parent-style-name="Text_20_body">
      <style:paragraph-properties fo:margin-left="0cm"/>
    </style:style>
    <style:style style:name="P5" style:family="paragraph" style:parent-style-name="Text_20_body">
      <style:paragraph-properties fo:margin-left="0cm" fo:margin-top="0.004cm" fo:margin-bottom="0cm" style:contextual-spacing="false"/>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Text_20_body">
      <style:paragraph-properties fo:margin-left="0.773cm" fo:margin-right="0.813cm" fo:margin-top="0.279cm" fo:margin-bottom="0cm" style:contextual-spacing="false" fo:text-align="center" style:justify-single-word="false"/>
    </style:style>
    <style:style style:name="P8" style:family="paragraph" style:parent-style-name="Text_20_body">
      <style:paragraph-properties fo:margin-left="0.778cm" fo:margin-right="0.813cm" fo:margin-top="0.288cm" fo:margin-bottom="0cm" style:contextual-spacing="false" fo:line-height="149%" fo:text-align="center" style:justify-single-word="false"/>
    </style:style>
    <style:style style:name="P9" style:family="paragraph" style:parent-style-name="Text_20_body">
      <style:paragraph-properties fo:margin-left="0cm" fo:margin-top="0.356cm" fo:margin-bottom="0cm" style:contextual-spacing="false"/>
    </style:style>
    <style:style style:name="P10" style:family="paragraph" style:parent-style-name="Table_20_Paragraph">
      <style:paragraph-properties fo:margin-right="0.173cm" fo:line-height="0.54cm" fo:text-align="left" style:justify-single-word="false">
        <style:tab-stops>
          <style:tab-stop style:position="3.463cm"/>
        </style:tab-stops>
      </style:paragraph-properties>
    </style:style>
    <style:style style:name="P11" style:family="paragraph" style:parent-style-name="Table_20_Paragraph">
      <style:paragraph-properties fo:margin-right="1.005cm" fo:line-height="0.54cm">
        <style:tab-stops>
          <style:tab-stop style:position="1.753cm"/>
          <style:tab-stop style:position="6.503cm"/>
        </style:tab-stops>
      </style:paragraph-properties>
    </style:style>
    <style:style style:name="P12" style:family="paragraph" style:parent-style-name="Table_20_Paragraph">
      <style:paragraph-properties fo:margin-left="0.064cm" fo:margin-right="-1.194cm" fo:line-height="0.54cm">
        <style:tab-stops>
          <style:tab-stop style:position="3.676cm"/>
        </style:tab-stops>
      </style:paragraph-properties>
    </style:style>
    <style:style style:name="P13" style:family="paragraph" style:parent-style-name="Table_20_Paragraph">
      <style:paragraph-properties fo:margin-right="0.242cm" fo:line-height="0.395cm" fo:text-align="right" style:justify-single-word="false"/>
    </style:style>
    <style:style style:name="P14" style:family="paragraph" style:parent-style-name="Table_20_Paragraph">
      <style:paragraph-properties fo:margin-right="0.991cm" fo:line-height="0.395cm"/>
    </style:style>
    <style:style style:name="P15" style:family="paragraph" style:parent-style-name="Table_20_Paragraph">
      <style:paragraph-properties fo:line-height="0.395cm" fo:text-align="left" style:justify-single-word="false"/>
    </style:style>
    <style:style style:name="P16" style:family="paragraph" style:parent-style-name="Table_20_Paragraph">
      <style:paragraph-properties fo:margin-left="0.088cm" fo:margin-right="1.73cm" fo:margin-top="0.27cm" fo:margin-bottom="0cm" style:contextual-spacing="false" fo:text-align="left" style:justify-single-word="false"/>
    </style:style>
    <style:style style:name="P17" style:family="paragraph" style:parent-style-name="Table_20_Paragraph">
      <style:paragraph-properties fo:margin-left="0.178cm" fo:line-height="0.563cm" fo:text-align="left" style:justify-single-word="false">
        <style:tab-stops>
          <style:tab-stop style:position="2.025cm"/>
          <style:tab-stop style:position="6.682cm"/>
        </style:tab-stops>
      </style:paragraph-properties>
      <style:text-properties fo:font-size="14pt" style:font-size-asian="14pt" style:font-size-complex="14pt"/>
    </style:style>
    <style:style style:name="P18" style:family="paragraph" style:parent-style-name="Table_20_Paragraph">
      <style:paragraph-properties fo:margin-left="0.178cm" fo:line-height="0.563cm" fo:text-align="left" style:justify-single-word="false">
        <style:tab-stops>
          <style:tab-stop style:position="2.025cm"/>
          <style:tab-stop style:position="6.682cm"/>
        </style:tab-stops>
      </style:paragraph-properties>
    </style:style>
    <style:style style:name="P19" style:family="paragraph" style:parent-style-name="Table_20_Paragraph">
      <style:paragraph-properties fo:text-align="left" style:justify-single-word="false"/>
      <style:text-properties fo:font-size="14pt" style:font-size-asian="14pt" style:font-size-complex="14pt"/>
    </style:style>
    <style:style style:name="P20" style:family="paragraph" style:parent-style-name="Table_20_Paragraph">
      <style:paragraph-properties fo:margin-top="0.268cm" fo:margin-bottom="0cm" style:contextual-spacing="false" fo:text-align="left" style:justify-single-word="false"/>
      <style:text-properties fo:font-size="14pt" style:font-size-asian="14pt" style:font-size-complex="14pt"/>
    </style:style>
    <style:style style:name="P21" style:family="paragraph" style:parent-style-name="Table_20_Paragraph">
      <style:paragraph-properties fo:margin-left="0.064cm" fo:margin-right="-1.194cm" fo:line-height="0.564cm">
        <style:tab-stops>
          <style:tab-stop style:position="3.676cm"/>
        </style:tab-stops>
      </style:paragraph-properties>
    </style:style>
    <style:style style:name="P22" style:family="paragraph" style:parent-style-name="Table_20_Paragraph">
      <style:paragraph-properties fo:margin-right="1.152cm" fo:text-align="left" style:justify-single-word="false"/>
    </style:style>
    <style:style style:name="P23" style:family="paragraph" style:parent-style-name="Table_20_Paragraph">
      <style:paragraph-properties fo:margin-left="0.088cm" fo:margin-right="2.291cm" fo:margin-top="0.27cm" fo:margin-bottom="0cm" style:contextual-spacing="false" style:line-height-at-least="0.564cm" fo:text-align="left" style:justify-single-word="false"/>
    </style:style>
    <style:style style:name="P24" style:family="paragraph" style:parent-style-name="Table_20_Paragraph">
      <style:paragraph-properties fo:margin-top="0.277cm" fo:margin-bottom="0cm" style:contextual-spacing="false" fo:text-align="left" style:justify-single-word="false"/>
      <style:text-properties fo:font-size="14pt" style:font-size-asian="14pt" style:font-size-complex="14pt"/>
    </style:style>
    <style:style style:name="P25" style:family="paragraph" style:parent-style-name="Table_20_Paragraph">
      <style:paragraph-properties fo:margin-right="1.005cm" fo:line-height="0.564cm">
        <style:tab-stops>
          <style:tab-stop style:position="0.982cm"/>
          <style:tab-stop style:position="6.503cm"/>
        </style:tab-stops>
      </style:paragraph-properties>
    </style:style>
    <style:style style:name="P26" style:family="paragraph" style:parent-style-name="Table_20_Paragraph">
      <style:paragraph-properties fo:text-align="left" style:justify-single-word="false"/>
      <style:text-properties fo:font-size="10pt" style:font-size-asian="10pt" style:font-size-complex="10pt"/>
    </style:style>
    <style:style style:name="P27" style:family="paragraph" style:parent-style-name="Table_20_Paragraph">
      <style:paragraph-properties fo:margin-right="1.002cm" fo:line-height="0.362cm"/>
    </style:style>
    <style:style style:name="P28" style:family="paragraph" style:parent-style-name="Table_20_Paragraph">
      <style:paragraph-properties fo:line-height="0.362cm" fo:text-align="left" style:justify-single-word="false"/>
    </style:style>
    <style:style style:name="P29" style:family="paragraph" style:parent-style-name="Text_20_body">
      <style:paragraph-properties fo:margin-left="0cm"/>
      <style:text-properties fo:font-size="10pt" style:font-size-asian="10pt" style:font-size-complex="10pt"/>
    </style:style>
    <style:style style:name="P30" style:family="paragraph" style:parent-style-name="Text_20_body">
      <style:paragraph-properties fo:margin-left="0cm" fo:margin-top="0.106cm" fo:margin-bottom="0cm" style:contextual-spacing="false"/>
    </style:style>
    <style:style style:name="P31" style:family="paragraph" style:parent-style-name="Table_20_Paragraph">
      <style:paragraph-properties fo:margin-left="0.088cm" fo:line-height="0.54cm" fo:text-align="left" style:justify-single-word="false"/>
    </style:style>
    <style:style style:name="P32" style:family="paragraph" style:parent-style-name="Table_20_Paragraph">
      <style:paragraph-properties fo:margin-right="0.538cm" fo:line-height="0.54cm">
        <style:tab-stops>
          <style:tab-stop style:position="0.61cm"/>
          <style:tab-stop style:position="6.503cm"/>
        </style:tab-stops>
      </style:paragraph-properties>
    </style:style>
    <style:style style:name="P33" style:family="paragraph" style:parent-style-name="Table_20_Paragraph">
      <style:paragraph-properties fo:margin-left="0.062cm" fo:margin-right="-1.194cm" fo:line-height="0.54cm">
        <style:tab-stops>
          <style:tab-stop style:position="3.674cm"/>
        </style:tab-stops>
      </style:paragraph-properties>
    </style:style>
    <style:style style:name="P34" style:family="paragraph" style:parent-style-name="Table_20_Paragraph">
      <style:paragraph-properties fo:margin-right="0.534cm" fo:line-height="0.362cm"/>
    </style:style>
    <style:style style:name="P35" style:family="paragraph" style:parent-style-name="Text_20_body">
      <style:paragraph-properties fo:margin-left="2.701cm" fo:margin-right="8.266cm" fo:line-height="149%" fo:text-align="right" style:justify-single-word="false"/>
    </style:style>
    <style:style style:name="P36" style:family="paragraph" style:parent-style-name="Standard">
      <style:paragraph-properties fo:margin-top="0cm" fo:margin-bottom="0.282cm" style:contextual-spacing="false" fo:line-height="108%" fo:orphans="2" fo:widows="2"/>
      <style:text-properties fo:font-size="14pt" fo:letter-spacing="-0.007cm" style:font-size-asian="14pt" style:font-size-complex="14pt"/>
    </style:style>
    <style:style style:name="P37" style:family="paragraph" style:parent-style-name="Text_20_body" style:master-page-name="">
      <loext:graphic-properties draw:fill="none"/>
      <style:paragraph-properties fo:margin-left="0cm" fo:margin-right="0.801cm" fo:margin-top="0.27cm" fo:margin-bottom="0cm" style:contextual-spacing="false" fo:line-height="100%" fo:text-align="center" style:justify-single-word="false" fo:orphans="0" fo:widows="0" fo:hyphenation-ladder-count="no-limit" fo:hyphenation-keep="page" loext:hyphenation-keep-type="column" loext:hyphenation-keep-line="true"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
      <style:paragraph-properties fo:margin-left="0cm" fo:margin-top="0.118cm" fo:margin-bottom="0cm" style:contextual-spacing="false"/>
    </style:style>
    <style:style style:name="P39" style:family="paragraph" style:parent-style-name="Text_20_body">
      <style:paragraph-properties fo:margin-left="0.328cm" fo:margin-right="0.956cm" fo:text-align="center" style:justify-single-word="false"/>
    </style:style>
    <style:style style:name="P40" style:family="paragraph" style:parent-style-name="Text_20_body">
      <style:paragraph-properties fo:margin-left="0cm" fo:margin-top="0.041cm" fo:margin-bottom="0cm" style:contextual-spacing="false"/>
    </style:style>
    <style:style style:name="P41" style:family="paragraph" style:parent-style-name="Heading_20_1">
      <style:paragraph-properties fo:margin-top="0cm" fo:margin-bottom="0cm" style:contextual-spacing="false" fo:line-height="150%" fo:text-align="center" style:justify-single-word="false"/>
      <style:text-properties style:use-window-font-color="true" loext:opacity="0%" style:font-name="Times New Roman" fo:font-size="14pt" fo:letter-spacing="-0.004cm" style:font-size-asian="14pt" style:font-name-complex="Times New Roman1" style:font-size-complex="14pt"/>
    </style:style>
    <style:style style:name="P42" style:family="paragraph" style:parent-style-name="Standard">
      <style:paragraph-properties fo:margin-top="0.101cm" fo:margin-bottom="0.101cm" style:contextual-spacing="false" fo:line-height="150%" fo:text-align="center" style:justify-single-word="false"/>
      <style:text-properties fo:font-weight="bold" style:font-weight-asian="bold" style:font-weight-complex="bold"/>
    </style:style>
    <style:style style:name="P43" style:family="paragraph" style:parent-style-name="Text_20_body">
      <style:paragraph-properties fo:margin-left="0cm" fo:line-height="150%" fo:text-align="center" style:justify-single-word="false"/>
    </style:style>
    <style:style style:name="P44" style:family="paragraph" style:parent-style-name="Standard">
      <style:paragraph-properties fo:text-align="center" style:justify-single-word="false"/>
      <style:text-properties fo:language="uk" fo:country="UA" style:text-underline-style="solid" style:text-underline-width="auto" style:text-underline-color="font-color" officeooo:paragraph-rsid="0011c4aa"/>
    </style:style>
    <style:style style:name="P45" style:family="paragraph" style:parent-style-name="Text_20_body">
      <style:paragraph-properties fo:margin-left="0cm" fo:text-align="center" style:justify-single-word="false"/>
      <style:text-properties officeooo:paragraph-rsid="00102b51"/>
    </style:style>
    <style:style style:name="P46" style:family="paragraph">
      <style:paragraph-properties fo:margin-top="0.42cm" fo:margin-bottom="0.349cm"/>
    </style:style>
    <style:style style:name="P47" style:family="paragraph">
      <loext:graphic-properties draw:fill="none" draw:fill-color="#ffffff"/>
      <style:paragraph-properties fo:margin-top="0.42cm" fo:margin-bottom="0.349cm"/>
      <style:text-properties style:font-name="Times New Roman" fo:font-size="10pt" style:font-size-asian="10pt" style:font-size-complex="10pt"/>
    </style:style>
    <style:style style:name="P48" style:family="paragraph" style:parent-style-name="Text_20_body">
      <style:paragraph-properties fo:margin-left="0cm" fo:line-height="150%"/>
      <style:text-properties fo:letter-spacing="-0.004cm"/>
    </style:style>
    <style:style style:name="P49" style:family="paragraph" style:parent-style-name="Text_20_body">
      <style:paragraph-properties fo:margin-left="0cm" fo:line-height="150%"/>
    </style:style>
    <style:style style:name="P50" style:family="paragraph" style:parent-style-name="Standard">
      <style:paragraph-properties fo:line-height="150%">
        <style:tab-stops>
          <style:tab-stop style:position="1.792cm"/>
        </style:tab-stops>
      </style:paragraph-properties>
      <style:text-properties fo:font-size="14pt" style:font-size-asian="14pt" style:font-size-complex="14pt"/>
    </style:style>
    <style:style style:name="P51" style:family="paragraph" style:parent-style-name="Standard">
      <style:paragraph-properties fo:line-height="150%">
        <style:tab-stops>
          <style:tab-stop style:position="1.792cm"/>
        </style:tab-stops>
      </style:paragraph-properties>
    </style:style>
    <style:style style:name="P5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3" style:family="paragraph" style:parent-style-name="NormalText">
      <style:text-properties fo:language="uk" fo:country="UA" officeooo:rsid="0016ac99" officeooo:paragraph-rsid="0016ac99"/>
    </style:style>
    <style:style style:name="P54" style:family="paragraph" style:parent-style-name="NormalText">
      <style:text-properties fo:language="en" fo:country="US" officeooo:rsid="0016ac99" officeooo:paragraph-rsid="0016ac99"/>
    </style:style>
    <style:style style:name="P55" style:family="paragraph" style:parent-style-name="NormalText">
      <style:text-properties fo:language="uk" fo:country="UA" officeooo:rsid="00172b1f" officeooo:paragraph-rsid="00172b1f"/>
    </style:style>
    <style:style style:name="P56" style:family="paragraph" style:parent-style-name="NormalText">
      <style:text-properties fo:language="uk" fo:country="UA" officeooo:rsid="0031fb22" officeooo:paragraph-rsid="0031fb22"/>
    </style:style>
    <style:style style:name="P57" style:family="paragraph" style:parent-style-name="NormalText">
      <style:text-properties fo:language="uk" fo:country="UA" officeooo:rsid="00177113" officeooo:paragraph-rsid="00177113"/>
    </style:style>
    <style:style style:name="P58" style:family="paragraph" style:parent-style-name="NormalText">
      <style:text-properties fo:language="en" fo:country="US" officeooo:rsid="001b1af2" officeooo:paragraph-rsid="001b1af2"/>
    </style:style>
    <style:style style:name="P59" style:family="paragraph" style:parent-style-name="NormalText">
      <style:text-properties fo:language="uk" fo:country="UA" officeooo:rsid="001cf36a" officeooo:paragraph-rsid="001cf36a"/>
    </style:style>
    <style:style style:name="P60" style:family="paragraph" style:parent-style-name="NormalText">
      <style:text-properties fo:language="uk" fo:country="UA" officeooo:rsid="001cf36a" officeooo:paragraph-rsid="001e294b" style:language-asian="en" style:country-asian="US" style:language-complex="ar" style:country-complex="SA" style:script-type="latin"/>
    </style:style>
    <style:style style:name="P61"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Heading_20_1" style:master-page-name="">
      <loext:graphic-properties draw:fill="none"/>
      <style:paragraph-properties fo:margin-left="0cm" fo:margin-right="0cm" fo:margin-top="0cm" fo:margin-bottom="0cm" style:contextual-spacing="false" fo:line-height="100%" fo:text-align="center" style:justify-single-word="false" fo:keep-together="always" fo:orphans="0" fo:widows="0" fo:hyphenation-ladder-count="no-limit" fo:hyphenation-keep="page" loext:hyphenation-keep-type="column" loext:hyphenation-keep-line="true" fo:text-indent="0cm" style:auto-text-indent="false" style:page-number="auto" fo:break-before="page" fo:background-color="transparent" fo:keep-with-next="always" style:writing-mode="lr-tb"/>
      <style:text-properties officeooo:rsid="00222229" officeooo:paragraph-rsid="00222229" fo:hyphenate="false" fo:hyphenation-remain-char-count="2" fo:hyphenation-push-char-count="2" loext:hyphenation-no-caps="false" loext:hyphenation-no-last-word="false" loext:hyphenation-word-char-count="5" loext:hyphenation-zone="no-limit"/>
    </style:style>
    <style:style style:name="P64" style:family="paragraph" style:parent-style-name="NormalText">
      <style:text-properties officeooo:rsid="00222229"/>
    </style:style>
    <style:style style:name="P65" style:family="paragraph" style:parent-style-name="NormalText">
      <style:text-properties officeooo:rsid="00222229" officeooo:paragraph-rsid="002a5a17"/>
    </style:style>
    <style:style style:name="P66" style:family="paragraph" style:parent-style-name="NormalText">
      <style:text-properties officeooo:rsid="00172b1f" officeooo:paragraph-rsid="0034cba9"/>
    </style:style>
    <style:style style:name="P67" style:family="paragraph" style:parent-style-name="NormalText">
      <style:text-properties fo:language="uk" fo:country="UA" officeooo:rsid="0031fb22" officeooo:paragraph-rsid="0037272e"/>
    </style:style>
    <style:style style:name="P68" style:family="paragraph" style:parent-style-name="Heading_20_1">
      <style:paragraph-properties fo:break-before="page"/>
      <style:text-properties officeooo:rsid="004602c5" officeooo:paragraph-rsid="004602c5"/>
    </style:style>
    <style:style style:name="P69" style:family="paragraph" style:parent-style-name="Heading_20_2">
      <style:paragraph-properties fo:break-before="page"/>
      <style:text-properties officeooo:rsid="004ef5ee" officeooo:paragraph-rsid="004ef5ee"/>
    </style:style>
    <style:style style:name="P70" style:family="paragraph" style:parent-style-name="NormalText">
      <style:paragraph-properties style:writing-mode="lr-tb" style:writing-mode-automatic="false"/>
    </style:style>
    <style:style style:name="P71" style:family="paragraph" style:parent-style-name="Frame_20_Contents">
      <style:paragraph-properties fo:margin-left="0.106cm" fo:margin-top="0.011cm" fo:margin-bottom="0cm" style:contextual-spacing="false"/>
    </style:style>
    <style:style style:name="P72" style:family="paragraph">
      <loext:graphic-properties draw:fill="none"/>
      <style:paragraph-properties fo:text-align="left"/>
      <style:text-properties fo:color="#000000" loext:opacity="100%" fo:font-size="18pt"/>
    </style:style>
    <style:style style:name="T1" style:family="text">
      <style:text-properties fo:font-size="12pt" style:font-size-asian="12pt" style:language-asian="ru" style:country-asian="RU" style:font-size-complex="12pt"/>
    </style:style>
    <style:style style:name="T2" style:family="text">
      <style:text-properties fo:font-size="14pt" fo:font-weight="bold" style:font-size-asian="14pt" style:language-asian="ru" style:country-asian="RU" style:font-weight-asian="bold" style:font-size-complex="14pt"/>
    </style:style>
    <style:style style:name="T3" style:family="text">
      <style:text-properties fo:font-size="12pt" fo:font-weight="bold" style:font-size-asian="12pt" style:language-asian="ru" style:country-asian="RU" style:font-weight-asian="bold" style:font-size-complex="12pt"/>
    </style:style>
    <style:style style:name="T4" style:family="text">
      <style:text-properties fo:font-size="14pt" style:font-size-asian="14pt" style:language-asian="ru" style:country-asian="RU" style:font-size-complex="14pt"/>
    </style:style>
    <style:style style:name="T5" style:family="text">
      <style:text-properties fo:letter-spacing="-0.023cm"/>
    </style:style>
    <style:style style:name="T6" style:family="text">
      <style:text-properties fo:letter-spacing="-0.03cm"/>
    </style:style>
    <style:style style:name="T7" style:family="text">
      <style:text-properties fo:letter-spacing="-0.004cm"/>
    </style:style>
    <style:style style:name="T8" style:family="text">
      <style:text-properties style:use-window-font-color="true" loext:opacity="0%" style:font-name="Times New Roman" fo:font-size="14pt" style:font-size-asian="14pt" style:font-name-complex="Times New Roman1" style:font-size-complex="14pt"/>
    </style:style>
    <style:style style:name="T9" style:family="text">
      <style:text-properties style:use-window-font-color="true" loext:opacity="0%" style:font-name="Times New Roman" fo:font-size="14pt" fo:letter-spacing="0.002cm" style:font-size-asian="14pt" style:font-name-complex="Times New Roman1" style:font-size-complex="14pt"/>
    </style:style>
    <style:style style:name="T10" style:family="text">
      <style:text-properties style:use-window-font-color="true" loext:opacity="0%" style:font-name="Times New Roman" fo:font-size="14pt" fo:letter-spacing="-0.004cm" style:font-size-asian="14pt" style:font-name-complex="Times New Roman1" style:font-size-complex="14pt"/>
    </style:style>
    <style:style style:name="T11" style:family="text">
      <style:text-properties style:use-window-font-color="true" loext:opacity="0%" style:font-name="Times New Roman" fo:font-size="14pt" fo:letter-spacing="-0.018cm" style:font-size-asian="14pt" style:font-name-complex="Times New Roman1" style:font-size-complex="14pt"/>
    </style:style>
    <style:style style:name="T12" style:family="text">
      <style:text-properties fo:letter-spacing="-0.009cm"/>
    </style:style>
    <style:style style:name="T13" style:family="text">
      <style:text-properties fo:letter-spacing="-0.014cm"/>
    </style:style>
    <style:style style:name="T14" style:family="text">
      <style:text-properties fo:letter-spacing="-0.016cm"/>
    </style:style>
    <style:style style:name="T15" style:family="text">
      <style:text-properties fo:letter-spacing="-0.011cm"/>
    </style:style>
    <style:style style:name="T16" style:family="text">
      <style:text-properties fo:font-size="14pt" style:font-size-asian="14pt" style:font-size-complex="14pt"/>
    </style:style>
    <style:style style:name="T17" style:family="text">
      <style:text-properties fo:font-size="14pt" fo:letter-spacing="-0.018cm" style:font-size-asian="14pt" style:font-size-complex="14pt"/>
    </style:style>
    <style:style style:name="T18" style:family="text">
      <style:text-properties fo:font-size="14pt" fo:letter-spacing="-0.007cm" style:font-size-asian="14pt" style:font-size-complex="14pt"/>
    </style:style>
    <style:style style:name="T19" style:family="text">
      <style:text-properties fo:font-size="14pt" style:text-underline-style="solid" style:text-underline-width="auto" style:text-underline-color="font-color" style:font-size-asian="14pt" style:font-size-complex="14pt"/>
    </style:style>
    <style:style style:name="T20" style:family="text">
      <style:text-properties fo:font-size="14pt" style:text-underline-style="solid" style:text-underline-width="auto" style:text-underline-color="font-color" style:font-size-asian="14pt" style:font-size-complex="14pt" style:text-scale="99%"/>
    </style:style>
    <style:style style:name="T21" style:family="text">
      <style:text-properties fo:font-size="10pt" style:font-size-asian="10pt" style:font-size-complex="10pt"/>
    </style:style>
    <style:style style:name="T22" style:family="text">
      <style:text-properties fo:font-size="10pt" fo:letter-spacing="-0.007cm" style:font-size-asian="10pt" style:font-size-complex="10pt"/>
    </style:style>
    <style:style style:name="T23" style:family="text">
      <style:text-properties fo:font-size="10pt" fo:letter-spacing="-0.004cm" style:font-size-asian="10pt" style:font-size-complex="10pt"/>
    </style:style>
    <style:style style:name="T24" style:family="text">
      <style:text-properties fo:font-size="10pt" fo:letter-spacing="-0.018cm" style:font-size-asian="10pt" style:font-size-complex="10pt"/>
    </style:style>
    <style:style style:name="T25" style:family="text">
      <style:text-properties fo:font-size="14pt" fo:letter-spacing="-0.021cm" style:font-size-asian="14pt" style:font-size-complex="14pt"/>
    </style:style>
    <style:style style:name="T26" style:family="text">
      <style:text-properties fo:font-size="14pt" fo:letter-spacing="-0.009cm" style:font-size-asian="14pt" style:font-size-complex="14pt"/>
    </style:style>
    <style:style style:name="T27" style:family="text">
      <style:text-properties fo:font-size="14pt" fo:letter-spacing="-0.004cm" style:font-size-asian="14pt" style:font-size-complex="14pt"/>
    </style:style>
    <style:style style:name="T28" style:family="text">
      <style:text-properties fo:font-size="10pt" fo:letter-spacing="-0.023cm" style:font-size-asian="10pt" style:font-size-complex="10pt"/>
    </style:style>
    <style:style style:name="T29" style:family="text">
      <style:text-properties fo:font-size="10pt" fo:letter-spacing="-0.021cm" style:font-size-asian="10pt" style:font-size-complex="10pt"/>
    </style:style>
    <style:style style:name="T30" style:family="text">
      <style:text-properties fo:font-size="14pt" fo:letter-spacing="-0.032cm" style:font-size-asian="14pt" style:font-size-complex="14pt"/>
    </style:style>
    <style:style style:name="T31" style:family="text">
      <style:text-properties fo:font-size="10pt" fo:letter-spacing="-0.016cm" style:font-size-asian="10pt" style:font-size-complex="10pt"/>
    </style:style>
    <style:style style:name="T32" style:family="text">
      <style:text-properties fo:font-size="10pt" fo:letter-spacing="-0.014cm" style:font-size-asian="10pt" style:font-size-complex="10pt"/>
    </style:style>
    <style:style style:name="T33" style:family="text">
      <style:text-properties fo:letter-spacing="-0.007cm"/>
    </style:style>
    <style:style style:name="T34" style:family="text">
      <style:text-properties style:text-underline-style="solid" style:text-underline-width="auto" style:text-underline-color="font-color"/>
    </style:style>
    <style:style style:name="T35" style:family="text">
      <style:text-properties fo:letter-spacing="-0.005cm"/>
    </style:style>
    <style:style style:name="T36" style:family="text">
      <style:text-properties fo:letter-spacing="-0.007cm" style:text-underline-style="solid" style:text-underline-width="auto" style:text-underline-color="font-color"/>
    </style:style>
    <style:style style:name="T37" style:family="text">
      <style:text-properties style:use-window-font-color="true" loext:opacity="0%" style:font-name="Times New Roman" fo:font-size="14pt" fo:letter-spacing="0.004cm" style:font-size-asian="14pt" style:font-name-complex="Times New Roman1" style:font-size-complex="14pt"/>
    </style:style>
    <style:style style:name="T38" style:family="text">
      <style:text-properties fo:letter-spacing="-0.028cm"/>
    </style:style>
    <style:style style:name="T39" style:family="text">
      <style:text-properties fo:letter-spacing="-0.021cm"/>
    </style:style>
    <style:style style:name="T40" style:family="text">
      <style:text-properties fo:letter-spacing="-0.018cm"/>
    </style:style>
    <style:style style:name="T41" style:family="text">
      <style:text-properties fo:letter-spacing="-0.019cm"/>
    </style:style>
    <style:style style:name="T42" style:family="text">
      <style:text-properties style:text-underline-style="solid" style:text-underline-width="auto" style:text-underline-color="font-color" officeooo:rsid="0012d753"/>
    </style:style>
    <style:style style:name="T43" style:family="text">
      <style:text-properties fo:font-size="10pt" fo:letter-spacing="-0.009cm" style:font-size-asian="10pt" style:font-size-complex="10pt"/>
    </style:style>
    <style:style style:name="T44" style:family="text">
      <style:text-properties fo:font-size="10pt" fo:letter-spacing="-0.019cm" style:font-size-asian="10pt" style:font-size-complex="10pt"/>
    </style:style>
    <style:style style:name="T45" style:family="text">
      <style:text-properties fo:letter-spacing="-0.025cm"/>
    </style:style>
    <style:style style:name="T46" style:family="text">
      <style:text-properties style:font-name="Times New Roman" fo:font-size="14pt" style:font-size-asian="14pt" style:font-size-complex="14pt"/>
    </style:style>
    <style:style style:name="T47" style:family="text">
      <style:text-properties fo:font-size="14pt" fo:letter-spacing="-0.023cm" style:font-size-asian="14pt" style:font-size-complex="14pt"/>
    </style:style>
    <style:style style:name="T48" style:family="text">
      <style:text-properties fo:language="en" fo:country="US"/>
    </style:style>
    <style:style style:name="T49" style:family="text">
      <style:text-properties officeooo:rsid="00177113"/>
    </style:style>
    <style:style style:name="T50" style:family="text">
      <style:text-properties officeooo:rsid="0017ac16"/>
    </style:style>
    <style:style style:name="T51" style:family="text">
      <style:text-properties officeooo:rsid="0033d393"/>
    </style:style>
    <style:style style:name="T52" style:family="text">
      <style:text-properties fo:language="uk" fo:country="UA"/>
    </style:style>
    <style:style style:name="T53" style:family="text">
      <style:text-properties style:language-asian="en" style:country-asian="US" style:language-complex="ar" style:country-complex="SA" style:script-type="latin"/>
    </style:style>
    <style:style style:name="T54" style:family="text">
      <style:text-properties fo:language="en" fo:country="US" officeooo:rsid="001e294b"/>
    </style:style>
    <style:style style:name="T55" style:family="text">
      <style:text-properties officeooo:rsid="002c33e6"/>
    </style:style>
    <style:style style:name="T56" style:family="text">
      <style:text-properties officeooo:rsid="002e83f3"/>
    </style:style>
    <style:style style:name="T57" style:family="text">
      <style:text-properties fo:language="uk" fo:country="UA" officeooo:rsid="00177113"/>
    </style:style>
    <style:style style:name="T58" style:family="text">
      <style:text-properties officeooo:rsid="0040c25d"/>
    </style:style>
    <style:style style:name="T59" style:family="text">
      <style:text-properties officeooo:rsid="00302cde"/>
    </style:style>
    <style:style style:name="T60" style:family="text">
      <style:text-properties officeooo:rsid="00244979"/>
    </style:style>
    <style:style style:name="T61" style:family="text">
      <style:text-properties fo:language="uk" fo:country="UA" officeooo:rsid="00474998"/>
    </style:style>
    <style:style style:name="T62" style:family="text">
      <style:text-properties fo:language="uk" fo:country="UA" officeooo:rsid="00517881"/>
    </style:style>
    <style:style style:name="T63" style:family="text">
      <style:text-properties fo:color="#000000" loext:opacity="100%" fo:letter-spacing="-0.009cm"/>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3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cm" draw:fill="none" loext:fill-use-slide-background="false" draw:textarea-vertical-align="top" draw:auto-grow-height="false" fo:min-height="0.617cm" fo:min-width="0.74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617cm" fo:min-width="0.74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 loext:marker-style-name="T1"><text:span text:style-name="T2">Міністерство освіти і науки України</text:span><text:span text:style-name="T3"/></text:p>
          </table:table-cell>
        </table:table-row>
        <table:table-row table:style-name="Table1.1">
          <table:table-cell table:style-name="Table1.A1" office:value-type="string">
            <text:p text:style-name="P1" loext:marker-style-name="T1"><text:span text:style-name="T2">Український державний університет науки і технологій</text:span><text:span text:style-name="T3"/></text:p>
          </table:table-cell>
        </table:table-row>
        <table:table-row table:style-name="Table1.1">
          <table:table-cell table:style-name="Table1.A1" office:value-type="string">
            <text:p text:style-name="P2" loext:marker-style-name="T1"/>
          </table:table-cell>
        </table:table-row>
        <table:table-row table:style-name="Table1.1">
          <table:table-cell table:style-name="Table1.A4" office:value-type="string">
            <text:p text:style-name="P1" loext:marker-style-name="T4"><text:span text:style-name="T4">Навчально-науковий інститут</text:span><text:span text:style-name="T4"/></text:p>
            <text:p text:style-name="P1" loext:marker-style-name="T1"><text:span text:style-name="T4">«Український державний хіміко-технологічний університет»</text:span><text:span text:style-name="T1"/></text:p>
          </table:table-cell>
        </table:table-row>
      </table:table>
      <text:p text:style-name="P3">Кафедра<text:span text:style-name="T5"> </text:span>інформаційних<text:span text:style-name="T6"> </text:span><text:span text:style-name="T7">систем</text:span></text:p>
      <text:p text:style-name="P4"/>
      <text:p text:style-name="P4"/>
      <text:p text:style-name="P4"/>
      <text:p text:style-name="P4"/>
      <text:p text:style-name="P5"/>
      <text:p text:style-name="P6"><text:bookmark-start text:name="__RefHeading___Toc601_3140409300"/><text:span text:style-name="T8">З</text:span><text:span text:style-name="T9"> </text:span><text:span text:style-name="T8">В</text:span><text:span text:style-name="T9"> </text:span><text:span text:style-name="T8">І</text:span><text:span text:style-name="T10"> </text:span><text:span text:style-name="T11">Т</text:span><text:bookmark-end text:name="__RefHeading___Toc601_3140409300"/></text:p>
      <text:p text:style-name="P7">з<text:span text:style-name="T12"> </text:span>переддипломної<text:span text:style-name="T13"> </text:span>виробничої<text:span text:style-name="T14"> </text:span><text:span text:style-name="T7">практики</text:span></text:p>
      <text:p text:style-name="P8">на<text:span text:style-name="T15"> </text:span>тему:<text:span text:style-name="T15"> </text:span>«_________________________<text:span text:style-name="T7">»</text:span></text:p>
      <text:p text:style-name="P4"/>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loext:marker-style-name="T16"><text:span text:style-name="T16">Студент</text:span><text:span text:style-name="T17"> </text:span><text:span text:style-name="T18">групи</text:span><text:span text:style-name="T16"><text:tab/>________</text:span></text:p>
          </table:table-cell>
          <table:table-cell table:style-name="Table2.A1" office:value-type="string">
            <text:p text:style-name="P11" loext:marker-style-name="T16"><text:span text:style-name="T19"><text:tab/><text:tab/></text:span><text:span text:style-name="T19"/></text:p>
          </table:table-cell>
          <table:table-cell table:style-name="Table2.A1" office:value-type="string">
            <text:p text:style-name="P12" loext:marker-style-name="T16"><text:span text:style-name="T20"><text:s/></text:span><text:span text:style-name="T19"><text:tab/></text:span></text:p>
          </table:table-cell>
        </table:table-row>
        <table:table-row table:style-name="Table2.2">
          <table:table-cell table:style-name="Table2.A1" office:value-type="string">
            <text:p text:style-name="P13" loext:marker-style-name="T21"><text:span text:style-name="T21">(шифр</text:span><text:span text:style-name="T22"> </text:span><text:span text:style-name="T23">групи)</text:span></text:p>
          </table:table-cell>
          <table:table-cell table:style-name="Table2.A1" office:value-type="string">
            <text:p text:style-name="P14" loext:marker-style-name="T21"><text:span text:style-name="T21">(прізвище,</text:span><text:span text:style-name="T24"> </text:span><text:span text:style-name="T23">ініціали)</text:span></text:p>
          </table:table-cell>
          <table:table-cell table:style-name="Table2.A1" office:value-type="string">
            <text:p text:style-name="P15" loext:marker-style-name="T21"><text:span text:style-name="T23"><text:s text:c="7"/>(підпис)</text:span><text:span text:style-name="T23"/></text:p>
          </table:table-cell>
        </table:table-row>
        <table:table-row table:style-name="Table2.3">
          <table:table-cell table:style-name="Table2.A1" office:value-type="string">
            <text:p text:style-name="P16" loext:marker-style-name="T16"><text:span text:style-name="T16">Керівник</text:span><text:span text:style-name="T25"> </text:span><text:span text:style-name="T16">роботи від</text:span><text:span text:style-name="T26"> </text:span><text:span text:style-name="T27">підприємства</text:span></text:p>
          </table:table-cell>
          <table:table-cell table:style-name="Table2.A1" office:value-type="string">
            <text:p text:style-name="P17" loext:marker-style-name="T16"/>
            <text:p text:style-name="P17" loext:marker-style-name="T16"/>
            <text:p text:style-name="P18" loext:marker-style-name="T16"><text:span text:style-name="T19"><text:tab/></text:span><text:span text:style-name="T19"/></text:p>
          </table:table-cell>
          <table:table-cell table:style-name="Table2.A1" office:value-type="string">
            <text:p text:style-name="P19" loext:marker-style-name="T16"/>
            <text:p text:style-name="P20" loext:marker-style-name="T16"/>
            <text:p text:style-name="P21" loext:marker-style-name="T16"><text:span text:style-name="T20"><text:s/></text:span><text:span text:style-name="T19"><text:tab/></text:span></text:p>
          </table:table-cell>
        </table:table-row>
        <table:table-row table:style-name="Table2.4">
          <table:table-cell table:style-name="Table2.A1" office:value-type="string">
            <text:p text:style-name="P19" loext:marker-style-name="T16"/>
          </table:table-cell>
          <table:table-cell table:style-name="Table2.A1" office:value-type="string">
            <text:p text:style-name="P22" loext:marker-style-name="T21"><text:span text:style-name="T21">(посада,</text:span><text:span text:style-name="T28"> </text:span><text:span text:style-name="T21">прізвище,</text:span><text:span text:style-name="T29"> </text:span><text:span text:style-name="T21">ініціали) </text:span></text:p>
            <text:p text:style-name="P22" loext:marker-style-name="T21"><text:span text:style-name="T21">(печатка підприємства)</text:span><text:span text:style-name="T21"/></text:p>
          </table:table-cell>
          <table:table-cell table:style-name="Table2.A1" office:value-type="string">
            <text:p text:style-name="P15" loext:marker-style-name="T21"><text:span text:style-name="T23"><text:s text:c="6"/>(підпис)</text:span><text:span text:style-name="T23"/></text:p>
          </table:table-cell>
        </table:table-row>
        <table:table-row table:style-name="Table2.5">
          <table:table-cell table:style-name="Table2.A1" office:value-type="string">
            <text:p text:style-name="P23" loext:marker-style-name="T16"><text:span text:style-name="T16">Керівник</text:span><text:span text:style-name="T30"> </text:span><text:span text:style-name="T16">роботи від кафедри ІС</text:span></text:p>
          </table:table-cell>
          <table:table-cell table:style-name="Table2.A1" office:value-type="string">
            <text:p text:style-name="P24" loext:marker-style-name="T16"/>
            <text:p text:style-name="P25" loext:marker-style-name="T16"><text:span text:style-name="T19"><text:tab/><text:tab/></text:span><text:span text:style-name="T19"/></text:p>
          </table:table-cell>
          <table:table-cell table:style-name="Table2.A1" office:value-type="string">
            <text:p text:style-name="P24" loext:marker-style-name="T16"/>
            <text:p text:style-name="P21" loext:marker-style-name="T16"><text:span text:style-name="T20"><text:s/></text:span><text:span text:style-name="T19"><text:tab/></text:span></text:p>
          </table:table-cell>
        </table:table-row>
        <table:table-row table:style-name="Table2.6">
          <table:table-cell table:style-name="Table2.A1" office:value-type="string">
            <text:p text:style-name="P26" loext:marker-style-name="T21"/>
          </table:table-cell>
          <table:table-cell table:style-name="Table2.A1" office:value-type="string">
            <text:p text:style-name="P27" loext:marker-style-name="T21"><text:span text:style-name="T21">(посада,</text:span><text:span text:style-name="T31"> </text:span><text:span text:style-name="T21">прізвище,</text:span><text:span text:style-name="T32"> </text:span><text:span text:style-name="T23">ініціали)</text:span></text:p>
          </table:table-cell>
          <table:table-cell table:style-name="Table2.A1" office:value-type="string">
            <text:p text:style-name="P28" loext:marker-style-name="T21"><text:span text:style-name="T23"><text:s text:c="9"/>(підпис)</text:span><text:span text:style-name="T23"/></text:p>
          </table:table-cell>
        </table:table-row>
      </table:table>
      <text:p text:style-name="P29" loext:marker-style-name="T21"/>
      <text:p text:style-name="P4"/>
      <text:p text:style-name="P4"/>
      <text:p text:style-name="P3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 loext:marker-style-name="T16"><text:span text:style-name="T16">Завідувачка кафедри</text:span><text:span text:style-name="T16"/></text:p>
          </table:table-cell>
          <table:table-cell table:style-name="Table3.A1" office:value-type="string">
            <text:p text:style-name="P32" loext:marker-style-name="T16"><text:span text:style-name="T19"><text:tab/>доцент Ляшенко О.А.<text:tab/></text:span><text:span text:style-name="T19"/></text:p>
          </table:table-cell>
          <table:table-cell table:style-name="Table3.A1" office:value-type="string">
            <text:p text:style-name="P33" loext:marker-style-name="T16"><text:span text:style-name="T20"><text:s/></text:span><text:span text:style-name="T19"><text:tab/></text:span></text:p>
          </table:table-cell>
        </table:table-row>
        <table:table-row table:style-name="Table3.2">
          <table:table-cell table:style-name="Table3.A1" office:value-type="string">
            <text:p text:style-name="P19" loext:marker-style-name="T16"/>
          </table:table-cell>
          <table:table-cell table:style-name="Table3.A1" office:value-type="string">
            <text:p text:style-name="P34" loext:marker-style-name="T21"><text:span text:style-name="T21">(посада,</text:span><text:span text:style-name="T31"> </text:span><text:span text:style-name="T21">прізвище,</text:span><text:span text:style-name="T32"> </text:span><text:span text:style-name="T23">ініціали)</text:span></text:p>
          </table:table-cell>
          <table:table-cell table:style-name="Table3.A1" office:value-type="string">
            <text:p text:style-name="P28" loext:marker-style-name="T21"><text:span text:style-name="T23"><text:s text:c="10"/>(підпис)</text:span><text:span text:style-name="T23"/></text:p>
          </table:table-cell>
        </table:table-row>
      </table:table>
      <text:p text:style-name="P4"/>
      <text:p text:style-name="P4"/>
      <text:p text:style-name="P4"/>
      <text:p text:style-name="P4"/>
      <text:p text:style-name="P4"/>
      <text:p text:style-name="P4"/>
      <text:p text:style-name="P35" loext:marker-style-name="T33"><text:span text:style-name="T7">Дніпро </text:span><text:span text:style-name="T33">2026</text:span></text:p>
      <text:p text:style-name="P36" loext:marker-style-name="T18"><text:soft-page-break/></text:p>
      <table:table table:name="Table4" table:style-name="Table4">
        <table:table-column table:style-name="Table4.A"/>
        <table:table-row table:style-name="Table4.1">
          <table:table-cell table:style-name="Table4.A1" office:value-type="string">
            <text:p text:style-name="P1" loext:marker-style-name="T1"><text:span text:style-name="T2">Міністерство освіти і науки України</text:span><text:span text:style-name="T3"/></text:p>
          </table:table-cell>
        </table:table-row>
        <table:table-row table:style-name="Table4.1">
          <table:table-cell table:style-name="Table4.A1" office:value-type="string">
            <text:p text:style-name="P1" loext:marker-style-name="T1"><text:span text:style-name="T2">Український державний університет науки і технологій</text:span><text:span text:style-name="T3"/></text:p>
          </table:table-cell>
        </table:table-row>
        <table:table-row table:style-name="Table4.1">
          <table:table-cell table:style-name="Table4.A1" office:value-type="string">
            <text:p text:style-name="P2" loext:marker-style-name="T1"/>
          </table:table-cell>
        </table:table-row>
        <table:table-row table:style-name="Table4.1">
          <table:table-cell table:style-name="Table4.A4" office:value-type="string">
            <text:p text:style-name="P1" loext:marker-style-name="T4"><text:span text:style-name="T4">Навчально-науковий інститут</text:span><text:span text:style-name="T4"/></text:p>
            <text:p text:style-name="P1" loext:marker-style-name="T1"><text:span text:style-name="T4">«Український державний хіміко-технологічний університет»</text:span><text:span text:style-name="T1"/></text:p>
          </table:table-cell>
        </table:table-row>
      </table:table>
      <text:p text:style-name="P37">Кафедра<text:span text:style-name="T5"> </text:span>інформаційних<text:span text:style-name="T6"> </text:span><text:span text:style-name="T7">систем</text:span></text:p>
      <text:p text:style-name="P38"/>
      <text:p text:style-name="P39">Згідно<text:span text:style-name="T13"> </text:span>з<text:span text:style-name="T13"> </text:span>наказом<text:span text:style-name="T12"> </text:span>від<text:span text:style-name="T15"> </text:span>«06» квітня 20<text:span text:style-name="T34">26</text:span><text:span text:style-name="T35"> </text:span>р.<text:span text:style-name="T15"> </text:span>№<text:span text:style-name="T12"> </text:span><text:span text:style-name="T36"><text:s/>___</text:span></text:p>
      <text:p text:style-name="P40"/>
      <text:h text:style-name="P41" text:outline-level="1" loext:marker-style-name="T10"><text:bookmark text:name="ІНДИВІДУАЛЬНЕ_ЗАВДАННЯ"/></text:h>
      <text:p text:style-name="P42"><text:bookmark-start text:name="__RefHeading___Toc603_3140409300"/><text:span text:style-name="T10">ІНДИВІДУАЛЬНЕ</text:span><text:span text:style-name="T37"> </text:span><text:span text:style-name="T10">ЗАВДАННЯ</text:span><text:bookmark-end text:name="__RefHeading___Toc603_3140409300"/></text:p>
      <text:p text:style-name="P43">на<text:span text:style-name="T6"> </text:span>виконання<text:span text:style-name="T38"> </text:span>програми<text:span text:style-name="T39"> </text:span>переддипломної виробничої<text:span text:style-name="T5"> </text:span>практики<text:span text:style-name="T5"> </text:span><text:span text:style-name="T12">на</text:span></text:p>
      <text:p text:style-name="P1" loext:marker-style-name="T19"><text:span text:style-name="T19">УДУНТ, ННІ УДХТУ, кафедра ІС</text:span><text:span text:style-name="T19"/></text:p>
      <text:p text:style-name="P1" loext:marker-style-name="T21"><text:span text:style-name="T21">(назва</text:span><text:span text:style-name="T28"> </text:span><text:span text:style-name="T21">бази</text:span><text:span text:style-name="T29"> </text:span><text:span text:style-name="T23">практики)</text:span></text:p>
      <text:p text:style-name="P4">здобувача<text:span text:style-name="T40"> </text:span>вищої<text:span text:style-name="T38"> </text:span>освіти<text:span text:style-name="T41"> </text:span><text:span text:style-name="T33">групи</text:span><text:span text:style-name="T34"><text:tab/></text:span><text:span text:style-name="T42">4-КН-22</text:span><text:span text:style-name="T34"><text:tab/><text:tab/><text:tab/></text:span></text:p>
      <text:p text:style-name="P1" loext:marker-style-name="T23"><text:span text:style-name="T23"><text:s text:c="17"/>(шифр</text:span><text:span text:style-name="T43"> </text:span><text:span text:style-name="T23">групи)</text:span></text:p>
      <text:p text:style-name="P44" loext:marker-style-name="T21"><text:span text:style-name="T23">_______________________</text:span><text:span text:style-name="T27">Тимур НІКОЛАЄВ</text:span><text:span text:style-name="T23">_________________________</text:span></text:p>
      <text:p text:style-name="Standard" loext:marker-style-name="T21"><text:span text:style-name="T21"><text:s text:c="61"/>(Власне</text:span><text:span text:style-name="T28"> </text:span><text:span text:style-name="T21">ім’я</text:span><text:span text:style-name="T29"> </text:span><text:span text:style-name="T21">ПРІЗВИЩЕ</text:span><text:span text:style-name="T44"> </text:span><text:span text:style-name="T21">здобувача</text:span><text:span text:style-name="T31"> </text:span><text:span text:style-name="T21">вищої</text:span><text:span text:style-name="T24"> </text:span><text:span text:style-name="T23">освіти)</text:span></text:p>
      <text:p text:style-name="P43"/>
      <text:p text:style-name="P43">згідно<text:span text:style-name="T40"> </text:span>теми<text:span text:style-name="T45"> </text:span>кваліфікаційної<text:span text:style-name="T6"> </text:span>бакалаврської<text:span text:style-name="T6"> </text:span><text:span text:style-name="T7">роботи</text:span></text:p>
      <text:p text:style-name="P45"><draw:frame text:anchor-type="paragraph" draw:z-index="9" draw:name="Text Frame 1" draw:style-name="gr1" draw:text-style-name="P47" svg:width="12.542cm" svg:height="1.304cm" svg:x="2.738cm" svg:y="-0.064cm"><draw:text-box><text:p text:style-name="P46"><text:span text:style-name="T46">«Розробка та програмна реалізація алгоритму оптимізації розподілу вантажів у транспортній мережі»</text:span></text:p></draw:text-box></draw:frame>____________________________________________________________</text:p>
      <text:p text:style-name="P45">____________________________________________________________</text:p>
      <text:p text:style-name="P48" loext:marker-style-name="T7"/>
      <text:p text:style-name="P49" loext:marker-style-name="T7"><text:span text:style-name="T7">1. Вивчити:</text:span><text:span text:style-name="T7"/></text:p>
      <text:p text:style-name="P49" loext:marker-style-name="T7"><text:span text:style-name="T7">_______________________________________________________________</text:span><text:span text:style-name="T7"/></text:p>
      <text:p text:style-name="P49" loext:marker-style-name="T7"><text:span text:style-name="T7">_______________________________________________________________</text:span><text:span text:style-name="T7"/></text:p>
      <text:p text:style-name="P49">______________________________________________________________</text:p>
      <text:p text:style-name="P50" loext:marker-style-name="T16"/>
      <text:p text:style-name="P51" loext:marker-style-name="T16"><text:span text:style-name="T16">2. Зібрати</text:span><text:span text:style-name="T47"> </text:span><text:span text:style-name="T27">матеріали:</text:span></text:p>
      <text:p text:style-name="P49">____________________________________________________________________________________________________________________________________________________________________________________________________</text:p>
      <text:p text:style-name="P35"/>
      <text:p text:style-name="P52"><text:bookmark-start text:name="__RefHeading___Toc605_3140409300"/><text:soft-page-break/>РЕФЕРАТ<text:bookmark-end text:name="__RefHeading___Toc605_3140409300"/></text:p>
      <text:p text:style-name="NormalText"/>
      <text:p text:style-name="P53">Звіт з переддипломної практики: <text:span text:style-name="T48">X с., X табл., X рис., X дод., X джерел.</text:span></text:p>
      <text:p text:style-name="P54"/>
      <text:p text:style-name="P54">ТРАНСПОРТНА МЕРЕЖА, МУЛЬТИМОДАЛЬНИЙ ГРАФ, МАРШРУТИЗАЦІЯ ВАНТАЖІВ, ЕВРИСТИКА СОЛОМОНА, ЧАСОВІ ВІКНА, ОСТАННЯ МИЛЯ, ЦІЛОЧИСЕЛЬНЕ ПРОГРАМУВАННЯ.</text:p>
      <text:p text:style-name="P54"/>
      <text:p text:style-name="P55">Об’єкт роботи – процес розподілу <text:span text:style-name="T49">та доставки вантажів у мультимодальній транспортній мережі.</text:span></text:p>
      <text:p text:style-name="P56">Мета роботи – розробка та програмна реалізація алгоритму оптимізації маршрутів доставки для мінімізації сумарного часу переїздів та кількості задіяних транспортних засобів.</text:p>
      <text:p text:style-name="P57">Методи дослідження: теорія графів, математичне моделювання<text:span text:style-name="T50">, евристичні </text:span><text:span text:style-name="T51">алгоритми</text:span><text:span text:style-name="T50">.</text:span></text:p>
      <text:p text:style-name="P58">За<text:span text:style-name="T52">соби розробки – середовище розробки </text:span>Visual Studio Code та <text:span text:style-name="T52">мова програмування </text:span>Python.</text:p>
      <text:p text:style-name="P59">Структура роботи включає два розділи. Загальний розділ звіту містить аналіз сучасних підходів до маршрутизації в умовах міста, опис структури транспортної мережі, аналіз аналогів програмних продуктів, обґрунтування актуальності розробки для автоматизації логістичних процесів <text:span text:style-name="T53">та</text:span><text:span text:style-name="T48"> </text:span><text:span text:style-name="T53">постановку</text:span><text:span text:style-name="T48"> </text:span><text:span text:style-name="T53">задачі.</text:span></text:p>
      <text:p text:style-name="P60">У спеціальному розділі виконано математичну постановку задачі: мережу формалізовано у вигляді графу з атрибутами вузлів та ребер, враховано обмеження за вантажною місткістю й часовими вікнами роботи хабів; <text:span text:style-name="T54">д</text:span>етально описано алгоритм Соломона, який дозволяє <text:span text:style-name="T55">будувати наближені </text:span><text:span text:style-name="T56">до оптимальних</text:span><text:span text:style-name="T55"> розв’язки</text:span>.</text:p>
      <text:p text:style-name="P60">Робота має практичне значення для транспортно-логістичних компаній, оскільки дозволяє оптимізувати витрати ресурсів на доставку пакунків.</text:p>
      <text:p text:style-name="P61"><text:bookmark-start text:name="__RefHeading___Toc607_3140409300"/>ЗМІСТ<text:bookmark-end text:name="__RefHeading___Toc607_3140409300"/></text:p>
      <text:p text:style-name="NormalText"/>
      <text:p text:style-name="NormalText"/>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_Toc3107_3140409300" office:name="ВСТУП" text:style-name="Index_20_Link" text:visited-style-name="Index_20_Link">ВСТУП<text:tab/>5</text:a></text:p>
        </text:index-body>
      </text:table-of-content>
      <text:p text:style-name="NormalText"/>
      <text:h text:style-name="P63" text:outline-level="1"><text:bookmark-start text:name="__RefHeading___Toc3107_3140409300"/>ВСТУП<text:bookmark-end text:name="__RefHeading___Toc3107_3140409300"/></text:h>
      <text:p text:style-name="P64"/>
      <text:p text:style-name="P64"/>
      <text:p text:style-name="P64">Сучасний етап розвитку глобальної та локальної економіки характеризується стрімким зростанням обсягів вантажних перевезень, що вимагає впровадження високоефективних систем управління логістикою.</text:p>
      <text:p text:style-name="P65">Особливої гостроти набуває проблема «останньої милі» в умовах щільної міської забудови, де використання мультимодальних транспортних мереж та врахування часових обмежень роботи хабів стає критично важливим для мінімізації витрат.</text:p>
      <text:p text:style-name="P65">Традиційні методи планування маршрутів часто не здатні забезпечити оптимальний розподіл ресурсів у динамічному середовищі, що зумовлює актуальність розробки та програмної реалізації спеціалізованих алгоритмів оптимізації, таких як евристика Соломона, для автоматизації процесів маршрутизації вантажів.</text:p>
      <text:p text:style-name="P66"><text:span text:style-name="T52">Об’єкт роботи – процес розподілу </text:span><text:span text:style-name="T57">та доставки вантажів у мультимодальній транспортній мережі.</text:span></text:p>
      <text:p text:style-name="P67">Мета роботи – розробка та програмна реалізація алгоритму оптимізації маршрутів доставки для мінімізації сумарного часу переїздів та кількості задіяних транспортних засобів.</text:p>
      <text:p text:style-name="P64">Методи дослідження. <text:span text:style-name="T58">Д</text:span>ля досягнення поставленої мети використано методи теорії графів для формалізації транспортної мережі, методи математичного моделювання для побудови математичної моделі задачі маршрутизації у вигляді задачі змішаного цілочисельного програмування та евристичні методи для знаходження допустимих та наближених до оптимальних розв’язків NP-складної задачі маршрутизації за поліноміальний час.</text:p>
      <text:p text:style-name="P64">Завдання переддипломної практики:</text:p>
      <text:p text:style-name="P64">Вивчити предметну область, структуру та принципи функціонування об’єкта дослідження.</text:p>
      <text:p text:style-name="P64"><text:soft-page-break/>Провести аналіз сучасних підходів та аналогів програмних продуктів для вирішення задач маршрутизації.</text:p>
      <text:p text:style-name="P64">Формалізувати транспортну мережу як мультимодальний зважений орієнтований граф.</text:p>
      <text:p text:style-name="P64">Розробити математичну постановку задачі оптимізації з урахуванням обмежень місткості та часових вікон.</text:p>
      <text:p text:style-name="P64">Реалізувати програмний модуль на основі розробленої математичної моделі оптимізації та провести його тестування на реальних даних.</text:p>
      <text:p text:style-name="P64">Практичне значення одержаних результатів. Розроблене програмне забезпечення та алгоритмічні рішення можуть бути використані транспортно-логістичними компаніями для автоматизовано<text:span text:style-name="T59">ї</text:span> побудови маршрутів, що дозволить скоротити експлуатаційні витрати та підвищити якість обслуговування клієнті<text:span text:style-name="T60">в.</text:span></text:p>
      <text:h text:style-name="P68" text:outline-level="1">1 загальний розділ</text:h>
      <text:h text:style-name="Heading_20_2" text:outline-level="2">1.1 Опис предметної області та аналіз об’єкта дослідження</text:h>
      <text:p text:style-name="NormalText"/>
      <text:p text:style-name="NormalText"/>
      <text:p text:style-name="NormalText">Сучасний стан розвитку глобальної економіки та стрімка цифровізація торговельних процесів зумовлюють зростання вимог до ефективності логістичних систем. Предметна область даної роботи охоплює процеси планування, управління та оптимізації доставки вантажів у складних міських умовах. Ключовим аспектом є забезпечення своєчасного розподілу товарів між пунктами призначення при мінімізації витрат на експлуатацію транспортного парку.</text:p>
      <text:p text:style-name="NormalText">Об’єктом дослідження у роботі виступає процес розподілу та доставки вантажів у мультимодальній транспортній мережі. Структурно об’єкт представляє собою сукупність логістичних хабі<text:span text:style-name="T61">в</text:span>, пунктів видачі та транспортних коридорів, що їх з’єднують. З математичної точки зору таку структуру доцільно розглядати як мультимодальний зважений орієнтований граф G=(V,E,Φ,Ψ), де вузли V характеризуються географічними координатами та часовими вікнами роботи, а ребра E — довжиною та типами доступного транспорту.</text:p>
      <text:p text:style-name="NormalText">Функціональні особливості об’єкта полягають у динамічній взаємодії різних типів транспортних засобів (автомобілів, велосипедів, кур'єрів-пішоходів) для виконання завдань доставки. Кожна одиниця транспорту має обмежену вантажну місткість, а кожен маршрут повинен бути завершений у межах визначеного часового вікна хабу. Особливе значення має функція «останньої милі», яка передбачає можливість долання частини шляху пішки, якщо прямий доступ транспорту до точки призначення обмежений або неможливий.</text:p>
      <text:h text:style-name="P69" text:outline-level="2">1.2 Огляд і аналіз літератури за темою роботи</text:h>
      <text:p text:style-name="NormalText"/>
      <text:p text:style-name="NormalText"/>
      <text:p text:style-name="P70">Проблема маршрутизації транспортних засобів (Vehicle Routing Problem, VRP) є однією з найбільш інтенсивно досліджуваних тем у сучасній комбінаторній оптимізації та дослідженні операцій. Фундаментальні основи математичного опису подібних задач були закладені ще в середині XX століття. Зокрема, для побудови математичних моделей у вигляді задач змішаного цілочисельного програмування та ефективної елімінації підциклів у маршрутах критично важливими залишаються методи, запропоновані Міллером, Такером та Земліним (схема MTZ).</text:p>
      <text:p text:style-name="P70">Особливе місце в сучасній логістиці посідає задача маршрутизації з часовими вікнами (Vehicle Routing Problem with Time Windows, VRPTW), де необхідно враховувати обмеження на інтервали обслуговування вузлів. Класичними у цьому напрямку є праці Маріуса Соломона, який у 1987 році розробив та теоретично обґрунтував сімейство ефективних евристичних алгоритмів, серед яких найвідомішою є евристика послідовних вставок I1. Його підхід дозволив знаходити допустимі розв’язки для NP-складних задач великої розмірності за поліноміальний час, що стало основою для багатьох сучасних комерційних систем автоматизації логістики.</text:p>
      <text:p text:style-name="P70">Сучасні дослідження в галузі теорії графів значно розширили можливості моделювання реальної транспортної інфраструктури. У фундаментальній праці Паоло Тота та Даніеле Віго детально розглянуто методи та застосування теорії графів для побудови моделей VRP, що враховують мультимодальність та динамічні зміни атрибутів мереж<text:span text:style-name="T62">і</text:span>. Такий підхід дає змогу формалізувати транспортну систему міста як мультимодальний зважений орієнтований граф, де вузли та ребра характеризуються наборами географічних, часових та технічних атрибутів.</text:p>
      <text:p text:style-name="P70">Детальний огляд методів побудови маршрутів та алгоритмів локального <text:soft-page-break/>пошуку був проведений Брейсі та Жендро, які систематизували конструктивні евристики та визначили перспективні напрямки розвитку алгоритмічного забезпечення для VRPTW. Крім того, дослідження Ванга та Копфера підкреслюють важливість інтеграції складних логістичних процесів у єдині моделі, що стає особливо актуальним при впровадженні механізмів доставки «останньої милі».</text:p>
      <text:p text:style-name="P70">Аналіз літературних джерел підтверджує, що попри значну кількість існуючих теоретичних розробок, створення програмного забезпечення, яке б ефективно поєднувало мультимодальні графові моделі з перевіреними часом евристичними методами (такими як алгоритм Соломона), залишається актуальним завданням для автоматизації процесів розподілу вантажів.</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ru" fo:country="RU"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left" style:justify-single-word="false" fo:orphans="0" fo:widows="0" fo:hyphenation-ladder-count="no-limit" fo:hyphenation-keep="page" loext:hyphenation-keep-type="column" loext:hyphenation-keep-line="true" style:writing-mode="lr-tb"/>
      <style:text-properties style:use-window-font-color="true" loext:opacity="0%" style:font-name="Times New Roman" fo:font-family="'Times New Roman'" style:font-family-generic="roman" style:font-pitch="variable" fo:font-size="11pt" fo:language="uk" fo:country="UA"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2.701cm"/>
      <style:text-properties fo:font-size="14pt" style:font-size-asian="14pt" style:font-size-complex="14pt"/>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master-page-name="">
      <style:paragraph-properties fo:margin-top="0cm" fo:margin-bottom="0cm" style:contextual-spacing="false" fo:line-height="150%" fo:text-align="center" style:justify-single-word="false" fo:keep-together="always" fo:text-indent="0cm" style:auto-text-indent="false" style:page-number="auto" fo:keep-with-next="always"/>
      <style:text-properties fo:text-transform="uppercase" style:use-window-font-color="true" loext:opacity="0%" style:font-name="Times New Roman2" fo:font-family="'Times New Roman'" style:font-style-name="Regular" style:font-family-generic="roman" style:font-pitch="variable" fo:font-size="14pt" fo:font-weight="bold"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chapter" style:master-page-name="">
      <style:paragraph-properties fo:margin-top="0cm" fo:margin-bottom="0cm" style:contextual-spacing="false" fo:line-height="150%" fo:keep-together="always" fo:text-indent="1.251cm" style:auto-text-indent="false" style:page-number="auto" fo:keep-with-next="always"/>
      <style:text-properties style:use-window-font-color="true" loext:opacity="0%" style:font-name="Times New Roman2" fo:font-family="'Times New Roman'" style:font-style-name="Regular" style:font-family-generic="roman" style:font-pitch="variable" fo:font-size="14pt" style:font-name-asian="Times New Roman2" style:font-family-asian="'Times New Roman'" style:font-style-name-asian="Regular" style:font-family-generic-asian="roman" style:font-pitch-asian="variable" style:font-size-asian="14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keep-together="always" fo:keep-with-next="always"/>
      <style:text-properties fo:color="#272727"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keep-together="always" fo:keep-with-next="always"/>
      <style:text-properties fo:color="#272727" loext:opacity="100%" style:font-name="Calibri" fo:font-family="Calibri"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Calibri" fo:font-family="Calibri" style:font-family-generic="roman" style:font-pitch="variable" fo:letter-spacing="0.026cm" style:font-name-asian="Calibri1" style:font-family-asian="Calibri" style:font-family-generic-asian="system" style:font-pitch-asian="variable"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e74b5" fo:border-bottom="0.51pt solid #2e74b5"/>
      <style:text-properties fo:color="#2e74b5"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Paragraph" style:display-name="Table Paragraph"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style style:name="Frame_20_contents" style:display-name="Frame contents" style:family="paragraph" style:parent-style-name="Standard" style:class="extra"/>
    <style:style style:name="NormalText" style:family="paragraph" style:parent-style-name="Standard" style:master-page-name="">
      <style:paragraph-properties fo:line-height="150%" fo:text-align="justify" style:justify-single-word="false" fo:text-indent="1.251cm" style:auto-text-indent="false" style:page-number="auto"/>
      <style:text-properties fo:font-size="14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4pt"/>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e74b5"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e74b5" loext:opacity="100%" fo:font-size="14pt" fo:font-style="italic" style:font-name-asian="Calibri1" style:font-family-asian="Calibri" style:font-family-generic-asian="system" style:font-pitch-asian="variable" style:font-size-asian="14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e74b5"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ize="14pt" fo:font-style="italic" style:font-name-asian="Calibri1" style:font-family-asian="Calibri" style:font-family-generic-asian="system" style:font-pitch-asian="variable" style:font-size-asian="14pt"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ize="14pt" fo:font-style="italic" style:font-name-asian="Calibri1" style:font-family-asian="Calibri" style:font-family-generic-asian="system" style:font-pitch-asian="variable" style:font-size-asian="14pt"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style:font-name="Times New Roman" fo:font-family="'Times New Roman'" style:font-family-generic="roman" style:font-pitch="variable" fo:font-size="14pt" fo:font-style="italic" style:font-size-asian="14pt"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e74b5"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e74b5" loext:opacity="100%" style:font-name="Times New Roman" fo:font-family="'Times New Roman'" style:font-family-generic="roman" style:font-pitch="variable" fo:font-size="14pt" fo:font-style="italic" style:font-size-asian="14pt"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e74b5"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Text_20_body">
      <style:paragraph-properties fo:margin-left="0cm" fo:line-height="6%"/>
      <style:text-properties fo:font-size="10pt" style:font-size-asian="10pt"/>
    </style:style>
    <style:style style:name="MP2" style:family="paragraph" style:parent-style-name="Frame_20_Contents">
      <style:paragraph-properties fo:margin-left="0.106cm" fo:margin-top="0.011cm" fo:margin-bottom="0cm" style:contextual-spacing="false"/>
    </style:style>
    <style:style style:name="MP3" style:family="paragraph">
      <loext:graphic-properties draw:fill="none"/>
      <style:paragraph-properties fo:text-align="left"/>
      <style:text-properties fo:color="#000000" loext:opacity="100%" fo:font-size="18pt"/>
    </style:style>
    <style:style style:name="MT1" style:family="text">
      <style:text-properties fo:font-size="10pt" style:font-size-asian="10pt"/>
    </style:style>
    <style:style style:name="MT2" style:family="text">
      <style:text-properties fo:color="#000000" loext:opacity="100%" fo:letter-spacing="-0.009cm"/>
    </style:style>
    <style:style style:name="Mgr1" style:family="graphic" style:parent-style-name="Frame">
      <style:graphic-properties draw:stroke="none" svg:stroke-width="0cm" draw:fill="none" loext:fill-use-slide-background="false" draw:textarea-vertical-align="top" draw:auto-grow-height="false" fo:min-height="0.617cm" fo:min-width="0.74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custom-shape text:anchor-type="char" draw:z-index="8" draw:name="Textbox 1" draw:style-name="Mgr1" draw:text-style-name="MP3" svg:width="0.74cm" svg:height="0.616cm" svg:x="19.138cm" svg:y="27.296cm"><text:p text:style-name="MP2"><text:span text:style-name="MT2"><text:page-number text:select-page="current">9</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2T10:17:00</meta:creation-date>
    <meta:initial-creator>User</meta:initial-creator>
    <dc:language>en-US</dc:language>
    <dc:date>2026-04-24T00:09:23.666235300</dc:date>
    <meta:editing-cycles>69</meta:editing-cycles>
    <meta:editing-duration>PT14H6M21S</meta:editing-duration>
    <meta:generator>LibreOffice/26.2.1.2$Windows_X86_64 LibreOffice_project/620$Build-2</meta:generator>
    <meta:document-statistic meta:table-count="4" meta:image-count="0" meta:object-count="0" meta:page-count="9" meta:paragraph-count="92" meta:word-count="1051" meta:character-count="9432" meta:non-whitespace-character-count="8330"/>
    <meta:user-defined meta:name="AppVersion">15.0000</meta:user-defined>
    <meta:template xlink:type="simple" xlink:actuate="onRequest" xlink:title="Normal" xlink:href=""/>
  </office:meta>
</office:document-meta>
</file>